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language="fr" fo:country="FR" style:text-underline-style="none" fo:font-weight="normal" style:font-weight-asian="normal" style:font-weight-complex="normal"/>
    </style:style>
    <style:style style:name="P7" style:family="paragraph" style:parent-style-name="Standard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language="fr" fo:country="FR" style:text-underline-style="none" fo:font-weight="normal" style:font-weight-asian="normal" style:font-weight-complex="normal"/>
    </style:style>
    <style:style style:name="P10" style:family="paragraph" style:parent-style-name="Standard" style:list-style-name="L1">
      <style:text-properties fo:language="fr" fo:country="FR" style:text-underline-style="none" fo:font-weight="normal" style:font-weight-asian="normal" style:font-weight-complex="normal"/>
    </style:style>
    <style:style style:name="P11" style:family="paragraph" style:parent-style-name="Standard" style:list-style-name="L2">
      <style:text-properties fo:language="fr" fo:country="FR" style:text-underline-style="none" fo:font-weight="normal" style:font-weight-asian="normal" style:font-weight-complex="normal"/>
    </style:style>
    <style:style style:name="P12" style:family="paragraph" style:parent-style-name="Standard" style:list-style-name="L4"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4">
      <style:text-properties fo:font-style="normal" style:font-style-asian="normal" style:font-style-complex="normal"/>
    </style:style>
    <style:style style:name="P1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5">
      <style:text-properties style:text-underline-style="none" fo:font-weight="normal" style:font-weight-asian="normal" style:font-weight-complex="normal"/>
    </style:style>
    <style:style style:name="P18" style:family="paragraph" style:parent-style-name="Standard" style:list-style-name="L5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paragraph-properties fo:margin-left="2.501cm" fo:margin-right="0cm" fo:text-indent="-0.635cm" style:auto-text-indent="false"/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P21" style:family="paragraph" style:parent-style-name="Standard" style:list-style-name="L5">
      <style:paragraph-properties fo:margin-left="2.501cm" fo:margin-right="0cm" fo:text-indent="-0.635cm" style:auto-text-indent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2" style:family="paragraph" style:parent-style-name="Standard" style:list-style-name="L5">
      <style:paragraph-properties fo:margin-left="2.501cm" fo:margin-right="0cm" fo:text-indent="-0.635cm" style:auto-text-indent="false"/>
      <style:text-properties style:text-underline-style="none" fo:font-weight="normal" style:font-weight-asian="normal" style:font-weight-complex="normal"/>
    </style:style>
    <style:style style:name="P23" style:family="paragraph" style:parent-style-name="Standard" style:list-style-name="L5">
      <style:paragraph-properties fo:margin-left="2.501cm" fo:margin-right="0cm" fo:text-indent="-0.635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L5">
      <style:paragraph-properties fo:margin-left="0cm" fo:margin-right="0cm" fo:text-indent="-0.635cm" style:auto-text-indent="false"/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P25" style:family="paragraph" style:parent-style-name="Standard" style:list-style-name="L5">
      <style:paragraph-properties fo:margin-left="0cm" fo:margin-right="0cm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Preformatted_20_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 style:text-underline-style="none" fo:font-weight="normal" style:font-weight-asian="normal" style:font-weight-complex="normal"/>
    </style:style>
    <style:style style:name="T3" style:family="text"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éta-modèle correspond aux éléments lexicaux et syntaxiques du langage. Le méta-modèle se définit par :</text:p>
      <text:list xml:id="list8002707311" text:style-name="L1">
        <text:list-item>
          <text:p text:style-name="P10">une syntaxe abstraite : les constructions du langage et leurs relations</text:p>
        </text:list-item>
        <text:list-item>
          <text:p text:style-name="P10">une syntaxe concrète : décrit le formalisme permettant à l'utilisateur de manipuler la construction du langage.</text:p>
        </text:list-item>
        <text:list-item>
          <text:p text:style-name="P10">une sémantique : décrit le sens des constructions</text:p>
        </text:list-item>
      </text:list>
      <text:p text:style-name="P6">Je pense que la question centrale dans l’élaboration d'un méta-modèle est : qu'est ce que l'on veut exprimer (modéliser) ? </text:p>
      <text:p text:style-name="P6">Le domaine d’intérêt et l'accessibilité des pages web aux personnes ayant des déficiences visuelles. <text:s/>Des éléments peuvent rendre inaccessible une page web :</text:p>
      <text:list xml:id="list1850313072" text:style-name="L2">
        <text:list-item>
          <text:p text:style-name="P11">La surcharge d'information peut brouiller la compréhension du site. Un certain nombre d'élément dans la page n'apportent pas d'information à la compréhension du contenu et peuvent rendre flou l'information principale du site. <text:s/></text:p>
        </text:list-item>
        <text:list-item>
          <text:p text:style-name="P11">L'utilisation de couleurs proches constituant des objets de la page peuvent les rendre inaccessible. Typiquement le texte du menu trop proche de la couleur d' arrière plan. </text:p>
        </text:list-item>
        <text:list-item>
          <text:p text:style-name="P11">Certaine pathologie nécessite d'effectuer de fort <text:s/>zoom sur la page. Rendant la navigation locale. </text:p>
        </text:list-item>
      </text:list>
      <text:p text:style-name="P6"/>
      <text:p text:style-name="P6"/>
      <text:p text:style-name="P6">Au travers de la réalisation de notre méta-modèle ARIA on souhaite fournir les <text:span text:style-name="T1">concepts génériques</text:span> qui sont supposés associer une sémantique aux éléments. Par rapport au méta-modèle de HTML 4 il rajoute une sémantique de haut niveau aux éléments. </text:p>
      <text:p text:style-name="P6">On distingue principalement deux catégories : les méta-classes de structuration et les méta-classes d'interaction (qu'un utilisateur peut manipuler)</text:p>
      <text:p text:style-name="P6"/>
      <text:p text:style-name="P6">Les objets d'interactions (widget) : </text:p>
      <text:list xml:id="list2089682550" text:style-name="L3">
        <text:list-item>
          <text:p text:style-name="P13"><text:span text:style-name="T2">Simple ou composé (</text:span><text:span text:style-name="T3">Composite)</text:span><text:span text:style-name="T2">. </text:span></text:p>
        </text:list-item>
        <text:list-item>
          <text:p text:style-name="P13"><text:span text:style-name="T2">Permettre de saisir des informations (</text:span><text:span text:style-name="T3">Input</text:span><text:span text:style-name="T2">)</text:span></text:p>
        </text:list-item>
        <text:list-item>
          <text:p text:style-name="P13"><text:span text:style-name="T2">Réaliser des actions et ne reçoit pas d'information en entrée (</text:span><text:span text:style-name="T3">Command</text:span><text:span text:style-name="T2">)</text:span></text:p>
        </text:list-item>
      </text:list>
      <text:p text:style-name="P6">Les éléments de structuration (<text:span text:style-name="T4">Structure</text:span>) :</text:p>
      <text:list xml:id="list98680388" text:style-name="L4">
        <text:list-item>
          <text:p text:style-name="P14"><text:span text:style-name="T2">Définit une unité de confinement dans le page </text:span><text:span text:style-name="T3">(Section)</text:span></text:p>
        </text:list-item>
        <text:list-item>
          <text:p text:style-name="P14"><text:span text:style-name="T2">Des éléments de titre : décrit brièvement la section </text:span><text:span text:style-name="T3">(SectionHead)</text:span></text:p>
        </text:list-item>
        <text:list-item>
          <text:p text:style-name="P14"><text:span text:style-name="T2">Des éléments de présentation : éléments qui ne servent qu' a améliorer la présentation de la page </text:span><text:span text:style-name="T3">(Présentation)</text:span></text:p>
        </text:list-item>
        <text:list-item>
          <text:p text:style-name="P14"><text:span text:style-name="T2">Des éléments de séparation, un diviseur qui permet de séparer et distinguer le contenu d'une section ou un groupe d'item </text:span><text:span text:style-name="T3">(Separator)</text:span></text:p>
        </text:list-item>
        <text:list-item>
          <text:p text:style-name="P12">(Document)</text:p>
        </text:list-item>
        <text:list-item>
          <text:p text:style-name="P15"><text:span text:style-name="T2">Point de repère dans une page </text:span><text:span text:style-name="T3">(Landmark)</text:span></text:p>
        </text:list-item>
        <text:list-item>
          <text:p text:style-name="P20">Banner, Main, Navigation</text:p>
        </text:list-item>
      </text:list>
      <text:p text:style-name="P6"><text:s/></text:p>
      <text:p text:style-name="P6">Un deuxième méta-modèle basé sur CSS va permettre d'associer un style aux éléments du méta-modèle ci-dessus. Il décrit également l'agencement des éléments de la page entre eux.</text:p>
      <text:p text:style-name="P6"/>
      <text:list xml:id="list2010411877" text:style-name="L5">
        <text:list-header>
          <text:p text:style-name="P24"><text:bookmark text:name="result_box"/>Les rôles sont définis et décrits par leurs caractéristiques. Les caractéristiques définissent la fonction d'un rôle, comme les concepts sous-jacents, ce que le rôle peut ou doit contenir. Par exemple dans le cas des widgets cela inclut aussi la façon dont il interagit avec l'utilisateur.</text:p>
        </text:list-header>
      </text:list>
      <text:p text:style-name="P8">Les rôles abstraits représentent les concepts de bases (général) d'une interface utilisateurs.</text:p>
      <text:p text:style-name="P8">On doit bien spécifier la fonction des éléments du méta-modèle pour faciliter l'alignement. Il est important de faire un alignement des concepts entre HTML 4, 5 vers la méta-modèle pour associé les briques du méta-modèle aux éléments que l'on va isoler dans une page (processus de migration ?). <text:s text:c="2"/></text:p>
      <text:list xml:id="list1530713362" text:continue-numbering="true" text:style-name="L5">
        <text:list-header>
          <text:p text:style-name="P17"><text:soft-page-break/></text:p>
        </text:list-header>
        <text:list-item>
          <text:p text:style-name="P18">Abstract rôles</text:p>
        </text:list-item>
        <text:list-item>
          <text:p text:style-name="P21">command</text:p>
          <text:p text:style-name="P22">Éléments qui réalisent certaines actions mais ne reçoivent pas de données en entrée (e.g bouton, lien)</text:p>
        </text:list-item>
        <text:list-item>
          <text:p text:style-name="P21">composite</text:p>
          <text:p text:style-name="P22">Élément qui peuvent contenir des descendants navigables ou des enfants</text:p>
        </text:list-item>
        <text:list-item>
          <text:p text:style-name="P21">input</text:p>
          <text:p text:style-name="P22">Type d'Éléments génériques qui acceptent des entrées utilisateurs (e.g select, checkbox)</text:p>
        </text:list-item>
        <text:list-item>
          <text:p text:style-name="P21">landmark</text:p>
          <text:p text:style-name="P22">Une région de la page conçu comme un point de repère pour la navigation </text:p>
        </text:list-item>
        <text:list-item>
          <text:p text:style-name="P21">range</text:p>
          <text:p text:style-name="P23">Entrée représentant une plage de valeur qui peut être définies par l'utilisateur (e.g ).</text:p>
        </text:list-item>
        <text:list-item>
          <text:p text:style-name="P21">roletype</text:p>
          <text:p text:style-name="P22">rôle de base à partir de laquelle tous les rôles de la taxonomie héritent</text:p>
        </text:list-item>
        <text:list-item>
          <text:p text:style-name="P21">section</text:p>
          <text:p text:style-name="P22">Unité de confinement structurelle dans la page</text:p>
        </text:list-item>
        <text:list-item>
          <text:p text:style-name="P21">sectionhead</text:p>
          <text:p text:style-name="P22">Structures qui résument ou décrit brièvement le sujet de la section</text:p>
        </text:list-item>
        <text:list-item>
          <text:p text:style-name="P21">select</text:p>
          <text:p text:style-name="P22">Un wigdet de formulaire qui permet à l'utilisateur de faire des sélections à partir d'un ensemble de choix. </text:p>
        </text:list-item>
        <text:list-item>
          <text:p text:style-name="P21">Structure</text:p>
          <text:p text:style-name="P22">Un élément de structure du document ou page</text:p>
        </text:list-item>
        <text:list-item>
          <text:p text:style-name="P21">wigdet</text:p>
          <text:p text:style-name="P22">Composant interactif de l'interface de l'utilisateur</text:p>
        </text:list-item>
        <text:list-item>
          <text:p text:style-name="P21">window</text:p>
          <text:p text:style-name="P22">Navigateur ou fenêtre de l'application. </text:p>
        </text:list-item>
      </text:list>
      <text:p text:style-name="P1"/>
      <text:p text:style-name="P2">Group : </text:p>
      <text:p text:style-name="P2">forme une collection logique d'item. Utilisé dans la mise en forme des formulaires pour regrouper les éléments en collection logique. </text:p>
      <text:p text:style-name="P1"/>
      <text:p text:style-name="P2">Présentation : </text:p>
      <text:p text:style-name="P2">Ce sont les éléments qui servent seulement à modifier l'apparence de la page. Ils n'apportent pas de fonction, structuration ou interaction dans l'interface. Ce sont des éléments qui ne sont pas utile à la compréhension générale de la page.</text:p>
      <text:p text:style-name="P2">Par exemple : une image d'espacement, un élément de compensation</text:p>
      <text:p text:style-name="P3">Idée transformation : permet décharger la page des éléments qui ne sont pas utiles</text:p>
      <text:p text:style-name="P2"/>
      <text:p text:style-name="P2">Separator :</text:p>
      <text:p text:style-name="P2">Un diviseur qui permet de séparer et distinguer le contenu d'une section ou un groupe d'item de menu. Ce sont https://www.facebook.com/des séparateurs visuelles. </text:p>
      <text:p text:style-name="P3">Idée de transformation : augmenter la taille des séparateurs pour mieux distinguer la séparation de contenu.</text:p>
      <text:p text:style-name="P3"/>
      <text:p text:style-name="P4">Region : </text:p>
      <text:p text:style-name="P4">une partie de page assez conséquente pour apparaître pour être apparaître dans un sommaire. </text:p>
      <text:p text:style-name="P4"/>
      <text:p text:style-name="P4">Document : </text:p>
      <text:p text:style-name="P4">une région contenant des informations qui sont déclarés comme formant un document.</text:p>
      <text:p text:style-name="P3"><text:soft-page-break/></text:p>
      <text:p text:style-name="P4">Group&lt;fieldset&gt; :</text:p>
      <text:p text:style-name="P4">Collection logique d'item. Exemple : des éléments frère dans un arbre</text:p>
      <text:p text:style-name="P4"/>
      <text:p text:style-name="P4">Article : </text:p>
      <text:p text:style-name="P4">Éléments de la page qui forme une partie indépendante d'une page ou d'un document.</text:p>
      <text:p text:style-name="P4">Hérite de région, car il peut signifier un fil de discutions. Peut être une aide à la navigation dans un fil de discutions (commentaire).</text:p>
      <text:p text:style-name="P3">Alignement avec html 5 : &lt;Article&gt;</text:p>
      <text:p text:style-name="P3"/>
      <text:p text:style-name="P3"/>
      <text:p text:style-name="P4">Heading :</text:p>
      <text:p text:style-name="P4">Élément de titre d'une section.</text:p>
      <text:p text:style-name="P3">Alignement avec hmlt 4 : &lt;h1,2,3,4,5,6&gt;</text:p>
      <text:p text:style-name="P3"/>
      <text:p text:style-name="P4">Columnheader : </text:p>
      <text:p text:style-name="P4">élément d' entête d'un tableau</text:p>
      <text:p text:style-name="P3">Alignement avec hmlt 4 : &lt;th&gt;</text:p>
      <text:p text:style-name="P3"/>
      <text:p text:style-name="P4">Grid&lt;table&gt; :</text:p>
      <text:p text:style-name="P4">Données rangées sous forme de tableau</text:p>
      <text:p text:style-name="P4">GridCell :</text:p>
      <text:p text:style-name="P4">Cellule dans une grille</text:p>
      <text:p text:style-name="P3">Alignement avec hmlt 4 : &lt;td&gt;</text:p>
      <text:p text:style-name="P4"/>
      <text:p text:style-name="P4"/>
      <text:p text:style-name="P4">Button&lt;button&gt; :</text:p>
      <text:p text:style-name="P4">déclenche une action quand l'utilisateur clique sur le bouton</text:p>
      <text:p text:style-name="P4"/>
      <text:p text:style-name="P4">Link&lt;link&gt;</text:p>
      <text:p text:style-name="P4">référence vers une ressource </text:p>
      <text:p text:style-name="P4"/>
      <text:p text:style-name="P4">listitem :</text:p>
      <text:p text:style-name="P4">élément dans une liste </text:p>
      <text:p text:style-name="P3">Alignement avec hmlt 4 : &lt;li&gt;</text:p>
      <text:p text:style-name="P3"/>
      <text:p text:style-name="P4">list :</text:p>
      <text:p text:style-name="P4">groupe d’élément non-interactive</text:p>
      <text:p text:style-name="P3">Alignement avec hmlt 4 : &lt;ul,ol&gt; liste ordonnée et non-ordonnée</text:p>
      <text:p text:style-name="P3"/>
      <text:p text:style-name="P4">listbox :</text:p>
      <text:p text:style-name="P4">item qui permet à l'utilisateur de sélectionner un ou plusieurs item dans une liste de choix</text:p>
      <text:p text:style-name="P3">Alignement avec hmlt 4 : &lt;select&gt;</text:p>
      <text:p text:style-name="P3"/>
      <text:p text:style-name="P4">radiogroup :</text:p>
      <text:p text:style-name="P4">liste de choix de sélection avec une seule entrée possible </text:p>
      <text:p text:style-name="P3"/>
      <text:p text:style-name="P4">radio &lt;input type= « radio »&gt; : </text:p>
      <text:p text:style-name="P4">entrée sélectionnable dans un groupe. Une unique sélection dans le groupe</text:p>
      <text:p text:style-name="P3"/>
      <text:p text:style-name="P4">Menu : </text:p>
      <text:p text:style-name="P4">type de widget qui offre une liste de <text:span text:style-name="T1">choix d'action</text:span></text:p>
      <text:p text:style-name="P5"><text:soft-page-break/></text:p>
      <text:p text:style-name="P4">Menubar :</text:p>
      <text:p text:style-name="P4">présentation de menu standard</text:p>
      <text:p text:style-name="P4"/>
      <text:p text:style-name="P4">Checkbox :</text:p>
      <text:p text:style-name="P4">entrée avec trois valeur possible (true-false-mixded)</text:p>
      <text:p text:style-name="P4">Alignement html 4 = attribut checkbox</text:p>
      <text:p text:style-name="P4"/>
      <text:p text:style-name="P4">option :</text:p>
      <text:p text:style-name="P4">élément sélectionnable dans une liste d 'élément &lt;select&gt;</text:p>
      <text:p text:style-name="P4">alignement html 4 : &lt;option&gt;</text:p>
      <text:p text:style-name="P4"/>
      <text:p text:style-name="P4"/>
      <text:p text:style-name="P4">slider :</text:p>
      <text:p text:style-name="P7"><text:bookmark text:name="result_box1"/>Une entrée d'utilisateur dans lequel l'utilisateur sélectionne une valeur à l'intérieur d'une plage donnée.</text:p>
      <text:p text:style-name="P7"/>
      <text:p text:style-name="P7">Textbox &lt;textarea&gt;:</text:p>
      <text:p text:style-name="P7"><text:bookmark text:name="result_box2"/>Entrée qui permet texte de forme libre comme sa valeur.</text:p>
      <text:p text:style-name="P7">Alignement avec html 4 : &lt;textarea&gt;</text:p>
      <text:p text:style-name="P4"/>
      <text:p text:style-name="P4"/>
      <text:p text:style-name="P4">Idée : intégration de la machine d'état UML. Permettrais éventuellement de décrire ou exprimer des contraintes sur la mise en page dynamiques ? Ou plus généralement proposer une réification des comportement dynamique de la page. Par exemple la manière dont un menu s'affiche.</text:p>
      <text:p text:style-name="P4"/>
      <text:p text:style-name="P4">Idée : réfléchir au langage support du méta-modèle. Quelle est l'avantage de se baser sur eCore ? Intégration d'une description du comportement des objets plus simple avec la machine d'état de UML ?</text:p>
      <text:p text:style-name="P4"/>
      <text:p text:style-name="P4">Idée : comment peut on exploiter la propriété d'introspection des modèles pour les adapter pendant l’exécution. Aiderais à prendre en compte l'aspect dynamique du DOM. En faite il faudrait pouvoir exprimer des contraintes sur les éléments de la page. </text:p>
      <text:p text:style-name="P4"/>
      <text:p text:style-name="P4">Idée : L'idée de l'IDM au travers de la conception des différents langages (DSL) et la séparation des préoccupations. Il serait intéressant de concevoir un méta-modèle à l'expression des handicaps visuell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STRUCTURE :</text:p>
      <text:p text:style-name="P4"/>
      <text:p text:style-name="P4">STRUCTURE -&gt;SECTION (Méta-classe abstraite)</text:p>
      <text:p text:style-name="P4">Représente les unités structurelles de la page. Type générique. Éléments structurelle du langage. Une image ; un tableau, une liste est une unité structurelle du document. </text:p>
      <text:p text:style-name="P4">HTML 4 : &lt;div&gt;, &lt;img&gt;, &lt;table&gt;, &lt;td&gt;, etc...</text:p>
      <text:p text:style-name="P4"/>
      <text:p text:style-name="P4">STRUCTURE-&gt;SEPARATOR</text:p>
      <text:p text:style-name="P4">Élément qui marque une division permettant de distinguer les différents contenus. Ce sont des séparateurs visuelles (lignes de pixels horizontales ou verticales entre deux éléments). </text:p>
      <text:p text:style-name="P4">HTML 4 : &lt;hr&gt; </text:p>
      <text:p text:style-name="P4"/>
      <text:p text:style-name="P4"/>
      <text:p text:style-name="P4"/>
      <text:p text:style-name="P4">STRUCTURE -&gt;DOCUMENT</text:p>
      <text:p text:style-name="P4">Signale un contenu structuré </text:p>
      <text:p text:style-name="P4">HTML : &lt;BODY&gt;</text:p>
      <text:p text:style-name="P4"/>
      <text:p text:style-name="P4">STRUCTURE -&gt;PRESENTATION</text:p>
      <text:p text:style-name="P4">Annotation qui permet d' ignorer la nature implicite de l'élément (supprime leur nature fonctionnelle, comportementale ou structurelle).</text:p>
      <text:p text:style-name="Preformatted_20_Text">&lt;h1 role="presentation"&gt; Sample Content &lt;/h1&gt;</text:p>
      <text:p text:style-name="P27">&lt;span&gt; Sample Content &lt;/span&gt;</text:p>
      <text:p text:style-name="P4"><text:s text:c="2"/></text:p>
      <text:p text:style-name="P4"/>
      <text:p text:style-name="P4">STRUCTURE -&gt;SECTIONHEAD (Méta-classe abstraite)</text:p>
      <text:list xml:id="list353742983" text:continue-numbering="true" text:style-name="L5">
        <text:list-header>
          <text:p text:style-name="P25">Élément qui résument ou décrivent brièvement le sujet d'une région.</text:p>
        </text:list-header>
      </text:list>
      <text:p text:style-name="P4"/>
      <text:p text:style-name="P4">STRUCTURE -&gt;SECTION-&gt;LISTITEM</text:p>
      <text:p text:style-name="P4">Élément seul dans une liste. Il est contenu dans une <text:span text:style-name="T4">list</text:span></text:p>
      <text:p text:style-name="P4">HTML : &lt;LI&gt;</text:p>
      <text:p text:style-name="P4"/>
      <text:p text:style-name="P4">STRUCTURE -&gt;SECTION-&gt;PARAGRAPH (rajouter)</text:p>
      <text:p text:style-name="P4">Représente un paragraphe de texte</text:p>
      <text:p text:style-name="P4">HTML : &lt;P&gt;</text:p>
      <text:p text:style-name="P26"><text:span text:style-name="Source_20_Text">&lt;p&gt;Premier paragraphe du texte. J'aime les licornes beaucoup</text:span></text:p>
      <text:p text:style-name="Preformatted_20_Text"><text:span text:style-name="Source_20_Text"><text:s text:c="3"/>beaucoup beaucoup&lt;/p&gt;</text:span></text:p>
      <text:p text:style-name="Preformatted_20_Text"><text:span text:style-name="Source_20_Text">&lt;p&gt;Deuxième paragraphe du texte. Et si j'en avais une apprivoisée</text:span></text:p>
      <text:p text:style-name="P27"><text:span text:style-name="Source_20_Text"><text:s text:c="3"/>je serais très contente.&lt;/p&gt;</text:span></text:p>
      <text:p text:style-name="P4"/>
      <text:p text:style-name="P4"/>
      <text:p text:style-name="P4">STRUCTURE -&gt;SECTION-&gt;GROUP</text:p>
      <text:p text:style-name="P4">Un ensemble d'objet n'ayant pas nature à être indexé dans un sommaire, contrairement à une région.</text:p>
      <text:p text:style-name="P4">Il est utilisé pour représenter une collection logique d'item (par exemple un arbre de widget).</text:p>
      <text:p text:style-name="P19">Utiliser pour représenter des structures de widget trop complexe. (Composite) suffirait pour regrouper les widgets ayant la même sémantique. </text:p>
      <text:p text:style-name="P4"/>
      <text:p text:style-name="P4">STRUCTURE -&gt;SECTION-&gt;REGION</text:p>
      <text:p text:style-name="Standard"><text:span text:style-name="T5">Un groupement thématique dans une page. Éléments d'information sur une même thématique : r</text:span>eprésente une section générique d'un document.</text:p>
      <text:p text:style-name="P4"><text:soft-page-break/>HTML 5 : &lt;SECTION&gt;, &lt;DIV&gt;</text:p>
      <text:p text:style-name="P26"><text:span text:style-name="Source_20_Text">&lt;section&gt;</text:span></text:p>
      <text:p text:style-name="Preformatted_20_Text"><text:span text:style-name="Source_20_Text"><text:s text:c="2"/>&lt;h1&gt;En-tête&lt;/h1&gt;</text:span></text:p>
      <text:p text:style-name="Preformatted_20_Text"><text:span text:style-name="Source_20_Text"><text:s text:c="2"/>&lt;p&gt;Un tas de contenu super intéressant.&lt;/p&gt;</text:span></text:p>
      <text:p text:style-name="P27"><text:span text:style-name="Source_20_Text">&lt;/section&gt;</text:span></text:p>
      <text:p text:style-name="P4"/>
      <text:p text:style-name="P4"/>
      <text:p text:style-name="P4"/>
      <text:p text:style-name="P4"/>
      <text:p text:style-name="P4">STRUCTURE -&gt;SECTION-&gt;REGION-&gt;LANDMARK (Méta-classe abstraite)</text:p>
      <text:p text:style-name="P4">Identifie les principaux points d’intérêts, les éléments les plus importants et récurrents dans une page. </text:p>
      <text:p text:style-name="P4"/>
      <text:p text:style-name="P4"/>
      <text:p text:style-name="Standard"><text:span text:style-name="T5">STRUCTURE -&gt;SECTION-&gt;REGION-&gt;LANDMARK-&gt;</text:span><text:span text:style-name="Strong_20_Emphasis"><text:span text:style-name="T5">BANNER</text:span></text:span></text:p>
      <text:p text:style-name="Standard"><text:span text:style-name="T5">STRUCTURE -&gt;SECTION-&gt;REGION-&gt;LANDMARK-&gt;COMPLEMENTARY</text:span></text:p>
      <text:p text:style-name="Standard"><text:span text:style-name="T5">STRUCTURE -&gt;SECTION-&gt;REGION-&gt;LANDMARK-&gt;CONTENTINFO</text:span></text:p>
      <text:p text:style-name="Standard"><text:span text:style-name="T5">STRUCTURE -&gt;SECTION-&gt;REGION-&gt;LANDMARK-&gt;FORM</text:span></text:p>
      <text:p text:style-name="Standard"><text:span text:style-name="T5">STRUCTURE -&gt;SECTION-&gt;REGION-&gt;LANDMARK-&gt;MAIN</text:span></text:p>
      <text:p text:style-name="Standard"><text:span text:style-name="T5">STRUCTURE -&gt;SECTION-&gt;REGION-&gt;LANDMARK-&gt;NAVIGATION</text:span></text:p>
      <text:p text:style-name="Standard"><text:span text:style-name="T5">STRUCTURE -&gt;SECTION-&gt;REGION-&gt;LANDMARK-&gt;SEARCH</text:span></text:p>
      <text:p text:style-name="Standard"><text:span text:style-name="T5">STRUCTURE -&gt;SECTION-&gt;REGION-&gt;LANDMARK-&gt;APPLICATION</text:span></text:p>
      <text:p text:style-name="P4"/>
      <text:p text:style-name="P4"/>
      <text:p text:style-name="P4"/>
      <text:p text:style-name="P4">STRUCTURE -&gt;SECTION-&gt;GRIDCELL</text:p>
      <text:p text:style-name="P4"/>
      <text:p text:style-name="P4"/>
      <text:p text:style-name="P4">STRUCTURE -&gt;DOCUMENT&amp;REGION-&gt;ARTICLE</text:p>
      <text:p text:style-name="P4">Représente un contenu autonome dans la page. Peut être réutilisé de manière autonome dans une page. Ex : un article de journal, une parution dans un blog.</text:p>
      <text:p text:style-name="P4"/>
      <text:p text:style-name="P4"/>
      <text:p text:style-name="P4"/>
      <text:p text:style-name="P4"/>
      <text:p text:style-name="P4"/>
      <text:p text:style-name="P4">WIDGET-&gt;COMPOSITE (Méta-classe abstraite)</text:p>
      <text:p text:style-name="P4">(...)</text:p>
      <text:p text:style-name="P4"/>
      <text:p text:style-name="P4">WIDGET-&gt;INPUT (Méta-classe abstraite)</text:p>
      <text:p text:style-name="P4">Type générique permettant des entrées utilisateur.</text:p>
      <text:p text:style-name="P4"/>
      <text:p text:style-name="P4">WIDGET-&gt;INPUT-&gt;CHECKBOX</text:p>
      <text:p text:style-name="P4">Indique si un élément est coché. Trois valeurs sont possibles (vraie-faux-mixed). Prend pour valeur mixed pour un groupe d'élément ayant au moins une valeur coché et un élément non coché.</text:p>
      <text:p text:style-name="P4">HTML : &lt;input type= 'checkbox' /&gt;</text:p>
      <text:p text:style-name="P4">&lt;form action=""&gt;</text:p>
      <text:p text:style-name="P4">&lt;input type="checkbox" name="vehicle" value="Bike"&gt;I have a bike&lt;br&gt;</text:p>
      <text:p text:style-name="P4">&lt;input type="checkbox" name="vehicle" value="Car"&gt;I have a car </text:p>
      <text:p text:style-name="P4">&lt;/form&gt;</text:p>
      <text:p text:style-name="P4"/>
      <text:p text:style-name="P4">WIDGET-&gt;INPUT-&gt;RADIO</text:p>
      <text:p text:style-name="P4"><text:soft-page-break/>Indique que l'on ne peut sélectionner qu'un seul élément parmi un groupe d 'élément sélectionnable.</text:p>
      <text:p text:style-name="P4">HTML 4 : &lt;input type="radio"/&gt;</text:p>
      <text:p text:style-name="P4">&lt;form&gt;<text:line-break/>&lt;input type="radio" name="sex" value="male"&gt;Male&lt;br&gt;<text:line-break/>&lt;input type="radio" name="sex" value="female"&gt;Female<text:line-break/>&lt;/form&gt; <text:s/></text:p>
      <text:p text:style-name="P4"/>
      <text:p text:style-name="P4">WIDGET-&gt;INPUT-&gt;TEXTBOX</text:p>
      <text:p text:style-name="P4">Accepte un texte libre en entrée.</text:p>
      <text:p text:style-name="P4">HTML 4 : &lt;input type="text" /&gt;</text:p>
      <text:p text:style-name="P4">&lt;form&gt;<text:line-break/>First name: &lt;input type="text" name="firstname"&gt;&lt;br&gt;<text:line-break/>Last name: &lt;input type="text" name="lastname"&gt;<text:line-break/>&lt;/form&gt; </text:p>
      <text:p text:style-name="P4"/>
      <text:p text:style-name="P4">WIDGET-&gt;INPUT-&gt;OPTION</text:p>
      <text:p text:style-name="P4">Élément sélectionnable dans une liste. Il est forcement contenu dans un élément de type listbox.</text:p>
      <text:p text:style-name="P4">HTML 4 : &lt;OPTION/&gt;</text:p>
      <text:p text:style-name="P4"/>
      <text:p text:style-name="P4">WIDGET-&gt;COMMAND (Méta-classe abstraite)</text:p>
      <text:p text:style-name="P4">Élément qui exécute des actions mais ne reçoivent pas d'information en entrée.</text:p>
      <text:p text:style-name="P4"/>
      <text:p text:style-name="P4">WIDGET-&gt;COMMAND-&gt;BUTTON</text:p>
      <text:p text:style-name="P4">Déclenche des actions quand l'utilisateur clique dessus.</text:p>
      <text:p text:style-name="P4">HTML 4 : &lt;BUTTON&gt;</text:p>
      <text:p text:style-name="P4">&lt;button type="button"&gt;Click Me!&lt;/button&gt; </text:p>
      <text:p text:style-name="P4"/>
      <text:p text:style-name="P4">WIDGET-&gt;COMMAND-&gt;LINK</text:p>
      <text:p text:style-name="P4">Référence vers une ressource. Déclenche une navigation vers cette ressource lorsque l'on active.</text:p>
      <text:p text:style-name="P4">HTML 4 : &lt;link&gt; &lt;a&gt;</text:p>
      <text:p text:style-name="P4"/>
      <text:p text:style-name="P4">WIDGET-&gt;SELECT (Méta-classe abstraite)</text:p>
      <text:p text:style-name="P4">Form (sous classe de widget) permet de faire un choix parmi un ensemble d'élément </text:p>
      <text:p text:style-name="P4"/>
      <text:p text:style-name="P4">WIDGET-&gt;SELECT-&gt;COMBOBOX</text:p>
      <text:p text:style-name="P4">Remplit un champ de texte selon les options présentées dans une liste déroulante.</text:p>
      <text:p text:style-name="Standard"><text:span text:style-name="T5">HTML 5 : </text:span>Combobox</text:p>
      <text:p text:style-name="P26">&lt;input type="text" id="theinput" name="theinput" /&gt;</text:p>
      <text:p text:style-name="Preformatted_20_Text">&lt;select name="thelist" onChange="combo(this, 'theinput')" onMouseOut="comboInit(this, 'theinput')" &gt;</text:p>
      <text:p text:style-name="Preformatted_20_Text"><text:s text:c="2"/>&lt;option&gt;un&lt;/option&gt;</text:p>
      <text:p text:style-name="Preformatted_20_Text"><text:s text:c="2"/>&lt;option&gt;deux&lt;/option&gt;</text:p>
      <text:p text:style-name="Preformatted_20_Text"><text:s text:c="2"/>&lt;option&gt;trois&lt;/option&gt;</text:p>
      <text:p text:style-name="P27">&lt;/select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WIDGET-&gt;SELECT-&gt;LISTBOX</text:p>
      <text:p text:style-name="P4"><text:soft-page-break/>wigdet qui permet de sélectionner un ou plusieurs élément dans une liste de choix. Recquiert forçement des éléments options.</text:p>
      <text:p text:style-name="P4">HTML : &lt;SELECT&gt;</text:p>
      <text:p text:style-name="P4">&lt;select&gt;<text:line-break/>  &lt;option value="volvo"&gt;Volvo&lt;/option&gt;<text:line-break/>  &lt;option value="saab"&gt;Saab&lt;/option&gt;<text:line-break/>  &lt;option value="mercedes"&gt;Mercedes&lt;/option&gt;<text:line-break/>  &lt;option value="audi"&gt;Audi&lt;/option&gt;<text:line-break/>&lt;/select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3-27T14:37:55</meta:creation-date>
    <meta:generator>LibreOffice/3.5$Linux_x86 LibreOffice_project/350m1$Build-2</meta:generator>
    <dc:date>2014-04-02T09:29:29</dc:date>
    <dc:creator>Asus </dc:creator>
    <meta:editing-duration>P1DT17H18M4S</meta:editing-duration>
    <meta:editing-cycles>203</meta:editing-cycles>
    <meta:document-statistic meta:table-count="0" meta:image-count="0" meta:object-count="0" meta:page-count="8" meta:paragraph-count="216" meta:word-count="1821" meta:character-count="12679" meta:non-whitespace-character-count="11030"/>
  </office:meta>
</office:document-meta>
</file>